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3.54cm" svg:y="4.175cm">
          <text:p text:style-name="P1">Svn c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8.255cm" svg:height="1.905cm" svg:x="7.985cm" svg:y="1.635cm">
          <text:p text:style-name="P1">Files are committed to svn</text:p>
          <text:p text:style-name="P1">&amp; Checked for lint</text:p>
          <draw:enhanced-geometry svg:viewBox="0 0 21600 21600" draw:glue-points="10800 0 0 10800 10800 21600 21600 10800 ?f40 ?f41" draw:text-areas="0 0 21600 21600" draw:type="rectangular-callout" draw:modifiers="821.511627906977 36989.7166841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id="id2" draw:layer="layout" svg:width="3.81cm" svg:height="1.905cm" svg:x="10.525cm" svg:y="6.08cm">
          <text:p text:style-name="P1">sv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27cm" svg:y1="5.928cm" svg:x2="10.525cm" svg:y2="7.032cm" draw:start-shape="id1" draw:start-glue-point="6" draw:end-shape="id2" svg:d="m5127 5928v1104h5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01:51:56</meta:creation-date>
    <dc:date>2009-06-04T02:06:30</dc:date>
    <meta:editing-duration>PT00H14M37S</meta:editing-duration>
    <meta:editing-cycles>1</meta:editing-cycles>
    <meta:document-statistic meta:object-count="4"/>
    <meta:generator>OpenOffice.org/3.1$Unix OpenOffice.org_project/310m11$Build-9399</meta:generator>
  </office:meta>
</office:document-meta>
</file>